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3.651cm" style:rel-column-width="2070*"/>
    </style:style>
    <style:style style:name="Таблица4.B" style:family="table-column">
      <style:table-column-properties style:column-width="7.682cm" style:rel-column-width="4355*"/>
    </style:style>
    <style:style style:name="Таблица4.C" style:family="table-column">
      <style:table-column-properties style:column-width="5.667cm" style:rel-column-width="3213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C1" style:family="table-cell">
      <style:table-cell-properties fo:padding="0.097cm" fo:border="0.002cm solid #000000"/>
    </style:style>
    <style:style style:name="Таблица4.2" style:family="table-row">
      <style:table-row-properties style:min-row-height="0.915cm"/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Times New Roman" fo:font-size="14pt" style:font-size-asian="14pt" style:font-size-complex="14pt"/>
    </style:style>
    <style:style style:name="P2" style:family="paragraph" style:parent-style-name="Text_20_body">
      <style:paragraph-properties fo:line-height="0.7cm"/>
      <style:text-properties style:font-name="Times New Roman" fo:font-size="14pt" style:font-size-asian="14pt" style:font-size-complex="14pt"/>
    </style:style>
    <style:style style:name="P3" style:family="paragraph" style:parent-style-name="Text_20_body">
      <style:paragraph-properties fo:line-height="0.7cm"/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Text_20_body">
      <style:text-properties fo:color="#000000"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Text_20_body">
      <style:paragraph-properties fo:line-height="0.7cm"/>
      <style:text-properties fo:color="#000000"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7" style:family="paragraph" style:parent-style-name="Text_20_body">
      <style:paragraph-properties fo:margin-left="0cm" fo:margin-right="0cm" fo:margin-top="0cm" fo:margin-bottom="0cm" fo:line-height="0.7cm" fo:text-align="justify" style:justify-single-word="false" fo:text-indent="0cm" style:auto-text-indent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8" style:family="paragraph" style:parent-style-name="Text_20_body" style:list-style-name="L1">
      <style:paragraph-properties fo:margin-left="0cm" fo:margin-right="0cm" fo:margin-top="0cm" fo:margin-bottom="0cm" fo:line-height="0.7cm" fo:text-align="justify" style:justify-single-word="false" fo:text-indent="0cm" style:auto-text-indent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9" style:family="paragraph" style:parent-style-name="Text_20_body" style:list-style-name="L2">
      <style:paragraph-properties fo:margin-left="0cm" fo:margin-right="0cm" fo:margin-top="0cm" fo:margin-bottom="0cm" fo:line-height="0.7cm" fo:text-align="justify" style:justify-single-word="false" fo:text-indent="0cm" style:auto-text-indent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10" style:family="paragraph" style:parent-style-name="Text_20_body" style:list-style-name="L3">
      <style:paragraph-properties fo:margin-left="0cm" fo:margin-right="0cm" fo:margin-top="0cm" fo:margin-bottom="0cm" fo:line-height="0.7cm" fo:text-align="justify" style:justify-single-word="false" fo:text-indent="0cm" style:auto-text-indent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11" style:family="paragraph" style:parent-style-name="Text_20_body" style:list-style-name="L4">
      <style:paragraph-properties fo:margin-left="0cm" fo:margin-right="0cm" fo:margin-top="0cm" fo:margin-bottom="0cm" fo:line-height="0.7cm" fo:text-align="justify" style:justify-single-word="false" fo:text-indent="0cm" style:auto-text-indent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12" style:family="paragraph" style:parent-style-name="Text_20_body">
      <style:paragraph-properties fo:margin-left="0cm" fo:margin-right="0cm" fo:margin-top="0cm" fo:margin-bottom="0cm" fo:line-height="0.7cm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13" style:family="paragraph" style:parent-style-name="Text_20_body">
      <style:paragraph-properties fo:margin-left="0cm" fo:margin-right="0cm" fo:line-height="0.7cm" fo:text-align="justify" style:justify-single-word="false" fo:text-indent="0cm" style:auto-text-indent="false" fo:background-color="#ffffff">
        <style:background-image/>
      </style:paragraph-properties>
      <style:text-properties fo:color="#000000"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Text_20_body">
      <style:paragraph-properties fo:margin-left="0cm" fo:margin-right="0cm" fo:line-height="0.7cm" fo:text-align="justify" style:justify-single-word="false" fo:text-indent="1.27cm" style:auto-text-indent="false" fo:background-color="#ffffff">
        <style:background-image/>
      </style:paragraph-properties>
      <style:text-properties style:font-name="Times New Roman" fo:font-size="14pt" fo:font-style="normal" style:font-size-asian="14pt" style:font-style-asian="normal" style:font-size-complex="14pt"/>
    </style:style>
    <style:style style:name="P15" style:family="paragraph" style:parent-style-name="Text_20_body">
      <style:paragraph-properties fo:margin-left="0cm" fo:margin-right="0cm" fo:line-height="0.7cm" fo:text-align="justify" style:justify-single-word="false" fo:text-indent="1.27cm" style:auto-text-indent="false" fo:background-color="#ffffff">
        <style:background-image/>
      </style:paragraph-properties>
      <style:text-properties style:font-name="Times New Roman" fo:font-size="14pt" fo:font-style="normal" fo:font-weight="bold" style:font-size-asian="14pt" style:font-style-asian="normal" style:font-weight-asian="bold" style:font-size-complex="14pt" style:font-weight-complex="bold"/>
    </style:style>
    <style:style style:name="P16" style:family="paragraph" style:parent-style-name="Text_20_body">
      <style:paragraph-properties fo:margin-left="0cm" fo:margin-right="0cm" fo:line-height="0.7cm" fo:text-align="justify" style:justify-single-word="false" fo:text-indent="1.27cm" style:auto-text-indent="false" fo:background-color="#ffffff">
        <style:background-image/>
      </style:paragraph-properties>
      <style:text-properties style:font-name="Times New Roman" fo:font-size="14pt" fo:font-style="italic" style:font-size-asian="14pt" style:font-style-asian="italic" style:font-size-complex="14pt"/>
    </style:style>
    <style:style style:name="P17" style:family="paragraph" style:parent-style-name="Text_20_body">
      <style:paragraph-properties fo:margin-left="0cm" fo:margin-right="0cm" fo:line-height="0.7cm" fo:text-align="justify" style:justify-single-word="false" fo:text-indent="1.27cm" style:auto-text-indent="false" fo:background-color="#ffffff">
        <style:background-image/>
      </style:paragraph-properties>
      <style:text-properties fo:color="#000000"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Text_20_body">
      <style:paragraph-properties fo:margin-left="0cm" fo:margin-right="0cm" fo:line-height="0.7cm" fo:text-align="start" style:justify-single-word="false" fo:text-indent="0.504cm" style:auto-text-indent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19" style:family="paragraph" style:parent-style-name="Table_20_Contents">
      <style:paragraph-properties fo:margin-left="0cm" fo:margin-right="1.053cm" fo:margin-top="0.106cm" fo:margin-bottom="0cm" fo:line-height="0.7cm" fo:text-align="end" style:justify-single-word="false" fo:text-indent="0cm" style:auto-text-indent="false" fo:padding="0cm" fo:border="none"/>
      <style:text-properties style:font-name="Times New Roman" fo:font-size="14pt" style:font-size-asian="14pt" style:font-size-complex="14pt"/>
    </style:style>
    <style:style style:name="P20" style:family="paragraph" style:parent-style-name="Table_20_Contents">
      <style:paragraph-properties fo:line-height="0.7c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1" style:family="paragraph" style:parent-style-name="Table_20_Contents">
      <style:paragraph-properties fo:line-height="0.7cm" fo:text-align="justify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2" style:family="paragraph" style:parent-style-name="Table_20_Contents">
      <style:text-properties style:font-name="Times New Roman" fo:font-size="14pt" style:font-size-asian="14pt" style:font-size-complex="14pt"/>
    </style:style>
    <style:style style:name="P23" style:family="paragraph" style:parent-style-name="Table_20_Contents">
      <style:paragraph-properties fo:line-height="0.7cm"/>
      <style:text-properties style:font-name="Times New Roman" fo:font-size="14pt" style:font-size-asian="14pt" style:font-size-complex="14pt"/>
    </style:style>
    <style:style style:name="P24" style:family="paragraph" style:parent-style-name="Table_20_Contents">
      <style:paragraph-properties fo:line-height="0.7cm" fo:text-align="justify" style:justify-single-word="false"/>
      <style:text-properties style:font-name="Times New Roman" fo:font-size="14pt" style:font-size-asian="14pt" style:font-size-complex="14pt"/>
    </style:style>
    <style:style style:name="P25" style:family="paragraph" style:parent-style-name="Table_20_Contents">
      <style:text-properties fo:font-size="2pt" style:font-size-asian="2pt" style:font-size-complex="2pt"/>
    </style:style>
    <style:style style:name="P26" style:family="paragraph" style:parent-style-name="Table_20_Contents">
      <style:paragraph-properties fo:margin-top="0cm" fo:margin-bottom="0.499cm" fo:text-align="center" style:justify-single-word="false"/>
    </style:style>
    <style:style style:name="P27" style:family="paragraph" style:parent-style-name="Table_20_Contents">
      <style:paragraph-properties fo:margin-top="0cm" fo:margin-bottom="0.499cm" fo:line-height="0.7cm" fo:text-align="center" style:justify-single-word="false"/>
      <style:text-properties style:font-name="Times New Roman" fo:font-size="14pt" style:font-size-asian="14pt" style:font-size-complex="14pt"/>
    </style:style>
    <style:style style:name="P28" style:family="paragraph" style:parent-style-name="Table_20_Contents">
      <style:paragraph-properties fo:margin-left="0cm" fo:margin-right="0.201cm" fo:text-indent="0cm" style:auto-text-indent="false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1.27cm" style:auto-text-indent="false" fo:background-color="#ffffff">
        <style:background-image/>
      </style:paragraph-properties>
      <style:text-properties fo:color="#000000" style:font-name="Times New Roman" fo:font-size="14pt" fo:font-style="italic" fo:font-weight="normal" style:font-size-asian="14pt" style:font-style-asian="italic" style:font-weight-asian="normal" style:font-size-complex="14pt" style:font-weight-complex="normal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1.27cm" style:auto-text-indent="false" fo:background-color="#ffffff">
        <style:background-image/>
      </style:paragraph-properties>
      <style:text-properties fo:color="#000000" style:font-name="Times New Roman" fo:font-size="14pt" fo:font-style="italic" fo:font-weight="bold" style:font-size-asian="14pt" style:font-style-asian="italic" style:font-weight-asian="bold" style:font-size-complex="14pt"/>
    </style:style>
    <style:style style:name="P31" style:family="paragraph" style:parent-style-name="Standard">
      <style:paragraph-properties fo:margin-left="0cm" fo:margin-right="0cm" fo:line-height="150%" fo:text-align="justify" style:justify-single-word="false" fo:text-indent="0cm" style:auto-text-indent="false" fo:background-color="#ffffff">
        <style:background-image/>
      </style:paragraph-properties>
      <style:text-properties fo:color="#000000" style:font-name="Times New Roman" fo:font-size="14pt" fo:font-style="italic" fo:font-weight="bold" style:font-size-asian="14pt" style:font-style-asian="italic" style:font-weight-asian="bold" style:font-size-complex="14pt"/>
    </style:style>
    <style:style style:name="T1" style:family="text">
      <style:text-properties style:font-style-complex="normal"/>
    </style:style>
    <style:style style:name="T2" style:family="text">
      <style:text-properties fo:font-style="normal"/>
    </style:style>
    <style:style style:name="T3" style:family="text">
      <style:text-properties style:font-style-asian="normal"/>
    </style:style>
    <style:style style:name="T4" style:family="text">
      <style:text-properties style:font-style-complex="italic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ОХРАНА ТРУДА и ЭКОЛОГИЧЕСКАЯ БЕЗОПАСНОСТЬ</text:p>
      <text:p text:style-name="P16"><text:span text:style-name="T4">Обеспечение комфортных условий труда разработчиков систем электронного документооборота.</text:span></text:p>
      <text:p text:style-name="P14">К умственному труду (интеллектуальному труду) относится деятельность, связанная с приемом и переработкой информации, требующая напряженного функционирования процессов внимания, памяти, мышления, эмоциональной сферы. Научно-технический прогресс с каждым годом увеличивает число лиц, выполняющих преимущественно умственную работу. У многих профессий с традиционным преобладанием физического труда в настоящее время имеется стойкая тенденция к увеличению доли умственного компонента. Для большинства современных профессий характерны ускоренный темп, резкое увеличение объема информации, дефицит времени для принятия решений, возрастание социальной значимости этих решений и личной ответственности. Перечисленные факторы часто приводят к нервным перегрузкам, а как следствие — к возникновению сердечно-сосудистых и нервных заболеваний.</text:p>
      <text:p text:style-name="P18"><text:tab/>При умственном труде мозг — это не только регулирующий, но и работающий орган, поэтому влияние интеллектуальных нагрузок сказывается прежде всего на функциональном состоянии центральной нервной системы. Основное условие стабильного трудового процесса при умственной работе — это выработка и поддержание устойчивой доминанты, обесценивающей высокий уровень работоспособности.</text:p>
      <text:p text:style-name="P17">Напряженность умственной деятельности — это характеристика труда, отражающая физиологическую стоимость нагрузки при психической работе. Основной причиной повышенной напряженности и возникающих в результате этого нарушений адекватной регуляции функций являются перегрузки чувствительных, центральных и исполнительных звеньев функциональных систем, осуществляющих трудовую деятельность. Это происходит, в частности, при различении человеком близких по параметрам сигналов, попытках выделить полезный сигнал из шума, выполнении предельно точных и четких движений, необходимости принять решение с альтернативным выбором в условиях дефицита времени.</text:p>
      <text:p text:style-name="P17">Интеллектуальная деятельность с позиций физиологии отличается большим мозговым напряжением, обусловленным концентрацией внимания на ограниченном круге явлений или объектов. В силу этого возбудительный процесс в центральной нервной системе (ЦНС) сосредоточен в сравнительно <text:soft-page-break/>небольшой области нервных центров, что обуславливает их быстрое утомление. Поэтому отличительными чертами умственного труда принято считать высокое</text:p>
      <text:p text:style-name="P13">напряжение ЦНС и органов чувств при ограниченной двигательной активности.</text:p>
      <text:p text:style-name="P12">Работающий мозг потребляет значительно больше кислорода, чем другие ткани</text:p>
      <text:p text:style-name="P12"><text:s/>тела. Обмен веществ и энергии мозга в состоянии покоя составляет в среднем 35 калорий в минуту или всего 3% от общего обмена в организме. Возрастание интенсивности умственной работы сопровождается усилением расхода энергии (Таблица 1).</text:p>
      <text:p text:style-name="P19"><text:s text:c="3"/><text:tab/><text:tab/> Таблица 1. Расход энергии при умственной работе (по М.Н.Шатерникову)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1">Вид работы</text:p>
          </table:table-cell>
          <table:table-cell table:style-name="Таблица1.B1" office:value-type="string">
            <text:p text:style-name="P21">Повышение в %</text:p>
          </table:table-cell>
        </table:table-row>
        <table:table-row>
          <table:table-cell table:style-name="Таблица1.A2" office:value-type="string">
            <text:p text:style-name="P24">Чтение сидя</text:p>
          </table:table-cell>
          <table:table-cell table:style-name="Таблица1.B2" office:value-type="float" office:value="16">
            <text:p text:style-name="P24">16</text:p>
          </table:table-cell>
        </table:table-row>
        <table:table-row>
          <table:table-cell table:style-name="Таблица1.A2" office:value-type="string">
            <text:p text:style-name="P24">Чтение вслух</text:p>
          </table:table-cell>
          <table:table-cell table:style-name="Таблица1.B2" office:value-type="float" office:value="48">
            <text:p text:style-name="P24">48</text:p>
          </table:table-cell>
        </table:table-row>
        <table:table-row>
          <table:table-cell table:style-name="Таблица1.A2" office:value-type="string">
            <text:p text:style-name="P24">Слушание лекции</text:p>
          </table:table-cell>
          <table:table-cell table:style-name="Таблица1.B2" office:value-type="float" office:value="46">
            <text:p text:style-name="P24">46</text:p>
          </table:table-cell>
        </table:table-row>
        <table:table-row>
          <table:table-cell table:style-name="Таблица1.A2" office:value-type="string">
            <text:p text:style-name="P24">Практические занятия в лаборатории</text:p>
          </table:table-cell>
          <table:table-cell table:style-name="Таблица1.B2" office:value-type="float" office:value="86">
            <text:p text:style-name="P24">86</text:p>
          </table:table-cell>
        </table:table-row>
        <table:table-row>
          <table:table-cell table:style-name="Таблица1.A2" office:value-type="string">
            <text:p text:style-name="P24">Чтение лекции</text:p>
          </table:table-cell>
          <table:table-cell table:style-name="Таблица1.B2" office:value-type="float" office:value="94">
            <text:p text:style-name="P24">94</text:p>
          </table:table-cell>
        </table:table-row>
      </table:table>
      <text:p text:style-name="P7"/>
      <text:p text:style-name="P7"><text:tab/>Инструкция 2.2.7.11-11-200-2003 «Гигиеническая оценка характера трудовой деятельности по показателям тяжести и напряженности труда» определяет порядок, методы измерения расчета и оценки показателей тяжести и напряженности труда, основные подходы при поготовке гигиенического заключения при оценке тяжести и напряженности трудового процесса. Согласно данной инструкци, основными показателями напряженности трудового процесса являются:</text:p>
      <text:list xml:id="list1719485609" text:style-name="L1">
        <text:list-item>
          <text:list>
            <text:list-item>
              <text:p text:style-name="P8">интеллектуальная нагрузка</text:p>
            </text:list-item>
          </text:list>
        </text:list-item>
      </text:list>
      <text:list xml:id="list1904446306" text:style-name="L2">
        <text:list-item>
          <text:list>
            <text:list-item>
              <text:p text:style-name="P9">сенсорная нагрузка</text:p>
            </text:list-item>
            <text:list-item>
              <text:p text:style-name="P9">эмоциональная нагрузка</text:p>
            </text:list-item>
            <text:list-item>
              <text:p text:style-name="P9">монотонность</text:p>
            </text:list-item>
            <text:list-item>
              <text:p text:style-name="P9">режим работы</text:p>
            </text:list-item>
          </text:list>
        </text:list-item>
      </text:list>
      <text:p text:style-name="P7"><text:tab/>Интеллектуальные нагрузки определяются содержанием работы, исходя из сложности задач решаемых по известным простым или сложным алгоритмамам. Для творческого труда характерна поисковая работа, создание нового алгоритма, что является наиболее сложным в умственном труде.</text:p>
      <text:p text:style-name="P7"><text:tab/>Под сенсорными нагрузками понимаеются повышенные требования к <text:soft-page-break/>функции внимания, нагрузка на органы чуств, в первую очередь на зрительный анализатор. Основной характеристикой функции внимания является длительность сосредоточеного внимания. Определение времени сосредоточенного наблюдения производится на основе хронометражных данных и учета технологических периодов, требующих положительной фиксации взгляда. Оценка зрительной нагрузки производится по продолжительности и интенсивности зрительной работы, определяемой с помощью хроометража.</text:p>
      <text:p text:style-name="P7"><text:tab/>Эмоциональные нагрузки обусловлены степенью ответственности за результат производственной деятельности, материальной и социальной стоимости ошибки. </text:p>
      <text:p text:style-name="P7"><text:tab/>Монотонность трудовой деятельности оценивается по следующим показателям:</text:p>
      <text:list xml:id="list390382039" text:style-name="L3">
        <text:list-item>
          <text:list>
            <text:list-item>
              <text:p text:style-name="P10">число приемов, необходимых для реализации простого задания. Чем меньше число приемов, тем выше напряженность труда.</text:p>
            </text:list-item>
            <text:list-item>
              <text:p text:style-name="P10">Продолжительность выполнения простых производственных заданий или повторяющихся операций. Чем короче время операции, тем выше монотонность нагрузок.</text:p>
            </text:list-item>
            <text:list-item>
              <text:p text:style-name="P10">Время активных действий характеризует продолжительность наблюдений за ходом технологического процесса не относящегося к активным действиям. Чем <text:s/>меньше время активных действий и больше время наблюдения за ходом, тем выше монотонность нагрузок. </text:p>
            </text:list-item>
            <text:list-item>
              <text:p text:style-name="P10">Монотонность производственной обстановки — чем больше время пассивного наблюдейния за ходом процесса, тем более монотонной является работа.</text:p>
            </text:list-item>
          </text:list>
        </text:list-item>
      </text:list>
      <text:p text:style-name="P7"><text:tab/>Показатели режима работы описаны в СанПиН № 11-6-2002 РБ. Не зависимо от числа смен и ритма работы, продолжительность рабочего дня колеблется от 8ч до 12ч. Чем продолжительнее работа по времени, тем больше суммарная нагрузка за смену, и выше напряженность труда. Сменность работы определяется на основании нормативных документов предприятия, регламентирующего распорядок труда. Наличие реграментированных перерывов и их продолжительность способствует улучшению функциональному состоянию организма работника и обеспечивает более высокую производительность труда. Недостаточная продолжительность или отсутствие перерывов усугубляют напряженность труда, проскольку отсутствует элемент кратковременной защиты временем от воздействия <text:soft-page-break/>факторов трудового процесса и производственной среды.</text:p>
      <text:p text:style-name="P7"><text:tab/>Для оценки напряженности труда используются перечисленные выше параметры. Каждый параметр может относиться к одному из пяти классов: 1, 2, 3, 3.1, 3.2 либо отсутствовать при оценке напряженности определенной деятельности. </text:p>
      <text:p text:style-name="P7"><text:tab/>Выделим функции, которые выполняет разработчик систем электронного документооборота:</text:p>
      <text:list xml:id="list143036384" text:style-name="L4">
        <text:list-item>
          <text:list>
            <text:list-item>
              <text:p text:style-name="P11">Проектирование системы, создание объектной модели</text:p>
            </text:list-item>
            <text:list-item>
              <text:p text:style-name="P11">Разработка алгоритмов, создание проектной документации</text:p>
            </text:list-item>
            <text:list-item>
              <text:p text:style-name="P11">Реализация системы</text:p>
            </text:list-item>
            <text:list-item>
              <text:p text:style-name="P11">Тестирование и отладка системы</text:p>
            </text:list-item>
            <text:list-item>
              <text:p text:style-name="P11">Создание документации для разработчиков и для пользователя</text:p>
            </text:list-item>
          </text:list>
        </text:list-item>
      </text:list>
      <text:p text:style-name="P7"/>
      <text:p text:style-name="P7"><text:tab/>Каждая <text:s/>функция связана с работой с ПЭВМ и является умственным трудом. Работа разработчика систем электронного документооборота характеризуется значительным умственным напряжением, нервно-эмоциональной нагрузкой, высокой напряженностью зрительной работы и нагрузкой на мышцы рук при работе с клавиатурой ПЭВМ.</text:p>
      <text:p text:style-name="P7"><text:tab/>Большое значение имеет организация рабочего места, которая должна учитвать требования безопасности, удобство положения, движений и действий работника. Рабочий стол должен иметь достаточный размер для рационального размещения монитора, клавиатуры.</text:p>
      <text:p text:style-name="P7"><text:tab/>Клавиатура должна быть расположена на поверхности стола таким образом, что пространство перед клавиатуорой было достаточным для опоры рук ( расстояние не менее чем 300мм от края ).</text:p>
      <text:p text:style-name="P7"><text:s text:c="2"/><text:tab/>Для обеспечения удобства зрительного наблюдения, быстрое и точное считывание информации, плоскость экрана мониотра располагается ниже уровня глаз работника, предпочитительно перпендекулярно к нормальной линии взгляда работника ( нормальная линия взгляда — 15 град. вниз от горизонтали).</text:p>
      <text:p text:style-name="P7"><text:tab/>В процессе работы необходимо соблюдать правильный режим труда и отдыха. В противном случае у работников отмечаются значительное напряжение зрительного аппарата, с появлением жалоб на головные боли, раздражительность, нарушение сна, усталость и болезненные ощущения в <text:soft-page-break/>глазах, в пояснице, в области шеи и руках. Работу за экраном монитора следует периодически прерывать на регламентированные перерывы, которые устанавливаются для обеспечения работоспособности и сохранения здоровья. <text:tab/></text:p>
      <text:p text:style-name="P12"><text:tab/>Правильно спроектированное и выполненное производственное освещение улучшает условия зрительной работы, снижает утомляемость, способствует повышению производительности труда, благотворно влияет на производственную среду, оказывая положительное психологическое воздействие на работающего, повышает безопасность труда и снижает травматизм. Недостаточность освещения приводит к напряжению зрения, ослабляет внимание, приводит к наступлению преждевременной утомленности. Чрезмерно яркое освещение вызывает ослепление, раздражение и резь в глазах. Неправильное направление света на рабочем месте может создавать резкие тени, блики, дезориентировать работающего. Все эти причины могут привести к несчастному случаю или профзаболеваниям, поэтому столь важен правильный расчет освещенности. </text:p>
      <text:p text:style-name="P2"><text:tab/>Существует три вида освещения - естественное, искусственное и совмещенное (естественное и искусственное вместе) . Согласно СНиП II-4-79 в помещений вычислительных центров необходимо применить систему комбинированного освещения.</text:p>
      <text:p text:style-name="P2"><text:tab/>Требования к освещенности в помещениях, где установлены компьютеры, следующие: при выполнении зрительныхработ высокой точности общая освещенность должна составлять 300лк, а комбинированная - 750лк; аналогичные требования при выполнении работ средней точности - 200 и 300лк соответственно. </text:p>
      <text:p text:style-name="P2"><text:tab/>Кроме того все поле зрения должно быть освещено достаточно равномерно – это основное гигиеническое требование. Иными словами, степень освещения помещения и яркость экрана компьютера должны быть примерно одинаковыми, т.к. яркий свет в районе периферийного зрения значительно увеличивает напряженность глаз и, как следствие, приводит к их быстрой утомляемости.</text:p>
      <text:p text:style-name="P5"><text:tab/>Параметры микроклимата могут меняться в широких пределах, в то время как необходимым условием жизнедеятельности человека является поддержание постоянства температуры тела благодаря терморегуляции, т.е. способности организма регулировать отдачу тепла в окружающую среду. Принцип нормирования микроклимата – создание оптимальных условий для <text:soft-page-break/>теплообмена тела человека с окружающей средой. </text:p>
      <text:p text:style-name="P3"><text:tab/>Вычислительная техника является источником существенных тепловыделений, что может привести к повышению температуры и снижению относительной влажности в помещении. В помещениях, где установлены компьютеры, должны соблюдаться определенные параметры микроклимата. В санитарных нормах <text:s/>установлены величины параметров микроклимата, создающие комфортные условия. Эти нормы устанавливаются в зависимости от времени года, характера трудового процесса и характера производственного помещения (таблица 2).</text:p>
      <text:p text:style-name="P3"><text:tab/>Объем помещений, в которых размещены работники вычислительных центров, не должен быть меньше 19,5м3/человека с учетом максимального числа одновременно работающих в смену. </text:p>
      <text:p text:style-name="P3"><text:tab/>Таблица 2. - Параметры микроклимата для помещений, где установлены компьютеры.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20">Период</text:p>
          </table:table-cell>
          <table:table-cell table:style-name="Таблица4.A1" office:value-type="string">
            <text:p text:style-name="P20">Параметры микроклимата</text:p>
          </table:table-cell>
          <table:table-cell table:style-name="Таблица4.C1" office:value-type="string">
            <text:p text:style-name="P20">Величина</text:p>
          </table:table-cell>
        </table:table-row>
        <table:table-row table:style-name="Таблица4.2">
          <table:table-cell table:style-name="Таблица4.A2" office:value-type="string">
            <text:p text:style-name="P23">Холодный</text:p>
          </table:table-cell>
          <table:table-cell table:style-name="Таблица4.A2" office:value-type="string">
            <text:p text:style-name="P23">Температура воздуха в помещении</text:p>
          </table:table-cell>
          <table:table-cell table:style-name="Таблица4.C2" office:value-type="string">
            <text:p text:style-name="P27">22…24°С</text:p>
          </table:table-cell>
        </table:table-row>
        <table:table-row>
          <table:table-cell table:style-name="Таблица4.A2" office:value-type="string">
            <text:p text:style-name="P23"/>
          </table:table-cell>
          <table:table-cell table:style-name="Таблица4.A2" office:value-type="string">
            <text:p text:style-name="P23">Относительная влажность</text:p>
          </table:table-cell>
          <table:table-cell table:style-name="Таблица4.C2" office:value-type="string">
            <text:p text:style-name="P27">40…60% </text:p>
          </table:table-cell>
        </table:table-row>
        <table:table-row>
          <table:table-cell table:style-name="Таблица4.A2" office:value-type="string">
            <text:p text:style-name="P23"/>
          </table:table-cell>
          <table:table-cell table:style-name="Таблица4.A2" office:value-type="string">
            <text:p text:style-name="P23">Скорость движения воздуха</text:p>
          </table:table-cell>
          <table:table-cell table:style-name="Таблица4.C2" office:value-type="string">
            <text:p text:style-name="P27">до 0,1м/с </text:p>
          </table:table-cell>
        </table:table-row>
        <table:table-row>
          <table:table-cell table:style-name="Таблица4.A2" office:value-type="string">
            <text:p text:style-name="P23">Теплый</text:p>
          </table:table-cell>
          <table:table-cell table:style-name="Таблица4.A2" office:value-type="string">
            <text:p text:style-name="P23">Температура воздуха в помещении</text:p>
          </table:table-cell>
          <table:table-cell table:style-name="Таблица4.C2" office:value-type="string">
            <text:p text:style-name="P27">23…25°С </text:p>
          </table:table-cell>
        </table:table-row>
        <table:table-row>
          <table:table-cell table:style-name="Таблица4.A2" office:value-type="string">
            <text:p text:style-name="P23"/>
          </table:table-cell>
          <table:table-cell table:style-name="Таблица4.A2" office:value-type="string">
            <text:p text:style-name="P23">Относительная влажность</text:p>
          </table:table-cell>
          <table:table-cell table:style-name="Таблица4.C2" office:value-type="string">
            <text:p text:style-name="P27">40…60% </text:p>
          </table:table-cell>
        </table:table-row>
        <table:table-row>
          <table:table-cell table:style-name="Таблица4.A2" office:value-type="string">
            <text:p text:style-name="P23"/>
          </table:table-cell>
          <table:table-cell table:style-name="Таблица4.A2" office:value-type="string">
            <text:p text:style-name="P23">Скорость движения воздуха</text:p>
          </table:table-cell>
          <table:table-cell table:style-name="Таблица4.C2" office:value-type="string">
            <text:p text:style-name="P27">0,1…0,2м/с</text:p>
          </table:table-cell>
        </table:table-row>
      </table:table>
      <text:p text:style-name="P3"/>
      <text:p text:style-name="P3"><text:tab/>В настоящий момент не существует информации относительно опасности воздействия излучения от мониторов на работающих с компьютерами и исследования в этой области продолжаются.</text:p>
      <text:p text:style-name="P3"><text:tab/>Максимальный уровень рентгеновского излучения на рабочем месте оператора компьютера обычно не превышает 10 мкбэр/ч, а интенсивность ультрофиолетового и инфракрасного излучений от экрана монитора лежит в <text:soft-page-break/>пределах 10-100 мВт/м2</text:p>
      <text:p text:style-name="P3"><text:tab/>Для снижения воздействия этих видов излучения рекомендуется использовать ЭЛТ мониторы с пониженым уровнем излучения (ТСО-92, ТСО-99, ТСО-2003), либо использовать ЖК-монитор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50%" fo:text-align="justify" style:justify-single-word="false" fo:text-indent="1.27cm" style:auto-text-indent="false" fo:background-color="#ffffff">
        <style:background-image/>
      </style:paragraph-properties>
      <style:text-properties fo:color="#000000" fo:font-size="14pt" style:font-size-asian="14pt" style:font-size-complex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text-properties style:font-name="Times New Roman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02T17:32:30</meta:creation-date>
    <dc:date>2010-05-09T20:24:27</dc:date>
    <meta:editing-duration>PT32H28M54S</meta:editing-duration>
    <meta:editing-cycles>178</meta:editing-cycles>
    <meta:generator>OpenOffice.org/3.2$Linux OpenOffice.org_project/320m12$Build-9483</meta:generator>
    <meta:document-statistic meta:table-count="2" meta:image-count="0" meta:object-count="0" meta:page-count="7" meta:paragraph-count="77" meta:word-count="1376" meta:character-count="11626"/>
  </office:meta>
</office:document-meta>
</file>